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Programming Language Translation:</text:p>
            <text:p>Haskell to Clojure </text:p>
            <text:p/>
            <text:p><text:s/>Daniel Mead</text:p>
            <text:p>and </text:p>
            <text:p>Richard Wyatt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Overview:</text:p>
          </draw:text-box>
        </draw:frame>
        <draw:frame presentation:style-name="pr4" draw:layer="layout" svg:width="25.199cm" svg:height="13.859cm" svg:x="1.2cm" svg:y="4.914cm" presentation:class="subtitle" presentation:user-transformed="true">
          <draw:text-box>
            <text:list text:style-name="L1">
              <text:list-item>
                <text:p text:style-name="P1"><text:s/>Project description</text:p>
                <text:p text:style-name="P1"/>
              </text:list-item>
              <text:list-item>
                <text:p text:style-name="P1"><text:s/>Translation method</text:p>
                <text:p text:style-name="P1"/>
              </text:list-item>
              <text:list-item>
                <text:p text:style-name="P1"><text:s/>Haskell features to be translated</text:p>
                <text:p text:style-name="P1"/>
              </text:list-item>
              <text:list-item>
                <text:p text:style-name="P1"><text:s/>Examples</text:p>
                <text:p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skell is a great language with many features that are hard to find or duplicate in many other programming languages,especially the more imperative based ones typically used in industry.</text:p>
              </text:list-item>
              <text:list-item>
                <text:p>It tends to serve as a “sandbox” for language design features that are later adopted or moved into other languages (eg type inference in C#, generics in java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t would be useful to programmers who prefer Haskell to have their programs be more portable </text:p>
              </text:list-item>
              <text:list-item>
                <text:p>This would allow prototyping done in Haskell to be reusable on more commonly used platforms (those supported by clojure- .net and the jvm)</text:p>
              </text:list-item>
              <text:list-item>
                <text:p>Portability to indusrial platforms pushes Haskell out of being a “sandbox” and more towards a serious language cho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nslation Method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se the input program with the compiler tools and return a Haskell syntax tree.</text:p>
              </text:list-item>
              <text:list-item>
                <text:p>Apply transformation rules to that tree to produce an abstract syntax tree (AST) in Clojure.</text:p>
              </text:list-item>
              <text:list-item>
                <text:p>Take the Clojure AST and apply some more rules dealing with scope, list comprehension translation and <text:s/>de-sugaring.</text:p>
              </text:list-item>
              <text:list-item>
                <text:p>Send the finished Clojure AST to the code generator, where it is emitted as a valid Clojure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nslation Method -- Diagram</text:p>
          </draw:text-box>
        </draw:frame>
        <draw:custom-shape draw:style-name="gr2" draw:text-style-name="P2" draw:layer="layout" svg:width="6.985cm" svg:height="3.175cm" svg:x="9.525cm" svg:y="3.81cm">
          <text:p text:style-name="P2">Haskell-src-exts parser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5.715cm" svg:height="3.175cm" svg:x="20.955cm" svg:y="3.81cm">
          <text:p text:style-name="P2">AST Transla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08cm" svg:height="3.81cm" svg:x="0.635cm" svg:y="3.81cm">
          <text:p text:style-name="P2">Input </text:p>
          <text:p text:style-name="P2">Haskell program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175cm" svg:height="1.905cm" svg:x="6.35cm" svg:y="4.445cm">
          <text:p text:style-name="P2">Input src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81cm" svg:height="1.905cm" svg:x="17.145cm" svg:y="4.445cm">
          <text:p text:style-name="P2">Haskll A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xml:id="id2" draw:id="id2" draw:layer="layout" svg:width="6.35cm" svg:height="3.81cm" svg:x="0.635cm" svg:y="10.795cm">
          <text:p text:style-name="P2">More AST transfor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23.812cm" svg:y1="6.985cm" svg:x2="3.81cm" svg:y2="10.795cm" draw:start-shape="id1" draw:start-glue-point="6" draw:end-shape="id2" svg:d="m23812 6985v1905h-20002v1905">
          <text:p/>
        </draw:connector>
        <draw:frame draw:style-name="gr4" draw:layer="layout" svg:width="6.985cm" svg:height="0.962cm" svg:x="9.525cm" svg:y="9.198cm">
          <draw:text-box>
            <text:p>Clojure AST</text:p>
          </draw:text-box>
        </draw:frame>
        <draw:custom-shape draw:style-name="gr2" draw:text-style-name="P2" draw:layer="layout" svg:width="3.81cm" svg:height="1.905cm" svg:x="7.62cm" svg:y="11.43cm">
          <text:p text:style-name="P2">Clojure AST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6.35cm" svg:height="3.81cm" svg:x="12.065cm" svg:y="10.795cm">
          <text:p text:style-name="P2">Code Genera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54cm" svg:height="1.905cm" svg:x="19.05cm" svg:y="11.43cm">
          <text:p text:style-name="P2">Text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5.08cm" svg:height="3.81cm" svg:x="22.225cm" svg:y="10.795cm">
          <text:p text:style-name="P2">Clojure Progra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-basic haskell functions (adding, etc)</text:p>
                <text:p>- list functions-</text:p>
              </text:list-header>
              <text:list-item>
                <text:p>-Currying</text:p>
              </text:list-item>
              <text:list-item>
                <text:p>Comprehensions</text:p>
              </text:list-item>
              <text:list-item>
                <text:p>Anonymous functions</text:p>
              </text:list-item>
              <text:list-item>
                <text:p>(above should be able to be demoed)</text:p>
                <text:p>exhibit haskell and the clojure produced</text:p>
              </text:list-item>
              <text:list-item>
                <text:p>How does pattern matching work, scope issues etc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“why is the clojure code so different from that a (clojure) programmer would produc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2T22:51:46.54</meta:creation-date>
    <meta:editing-duration>PT2H28M22S</meta:editing-duration>
    <meta:editing-cycles>4</meta:editing-cycles>
    <dc:date>2011-09-03T15:00:18</dc:date>
    <meta:generator>OpenOffice.org/3.3$Linux OpenOffice.org_project/330m20$Build-9567</meta:generator>
    <dc:creator>Daniel Mead</dc:creator>
    <meta:document-statistic meta:object-count="71"/>
  </office:meta>
</office:document-meta>
</file>